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other_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udent_id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4" calcext:value-type="float">
            <text:p>241443624</text:p>
          </table:table-cell>
          <table:table-cell office:value-type="float" office:value="10340591" calcext:value-type="float">
            <text:p>1034059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<text:a xlink:href="mailto:solomonsunu@gmail.com" xlink:type="simple">solomonsunu@gmail.com</text:a>'</text:p>
          </table:table-cell>
          <table:table-cell office:value-type="float" office:value="241443625" calcext:value-type="float">
            <text:p>241443625</text:p>
          </table:table-cell>
          <table:table-cell office:value-type="float" office:value="10340592" calcext:value-type="float">
            <text:p>1034059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http://jkdjkjgf.com/" xlink:type="simple">http://jkdjkjgf.com</text:a></text:p>
          </table:table-cell>
          <table:table-cell office:value-type="float" office:value="241443626" calcext:value-type="float">
            <text:p>241443626</text:p>
          </table:table-cell>
          <table:table-cell office:value-type="float" office:value="10340593" calcext:value-type="float">
            <text:p>1034059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7" calcext:value-type="float">
            <text:p>241443627</text:p>
          </table:table-cell>
          <table:table-cell office:value-type="float" office:value="10340594" calcext:value-type="float">
            <text:p>1034059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8" calcext:value-type="float">
            <text:p>241443628</text:p>
          </table:table-cell>
          <table:table-cell office:value-type="float" office:value="10340595" calcext:value-type="float">
            <text:p>1034059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9" calcext:value-type="float">
            <text:p>241443629</text:p>
          </table:table-cell>
          <table:table-cell office:value-type="float" office:value="10340596" calcext:value-type="float">
            <text:p>1034059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0" calcext:value-type="float">
            <text:p>241443630</text:p>
          </table:table-cell>
          <table:table-cell office:value-type="float" office:value="10340597" calcext:value-type="float">
            <text:p>1034059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1" calcext:value-type="float">
            <text:p>241443631</text:p>
          </table:table-cell>
          <table:table-cell office:value-type="float" office:value="10340598" calcext:value-type="float">
            <text:p>1034059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2" calcext:value-type="float">
            <text:p>241443632</text:p>
          </table:table-cell>
          <table:table-cell office:value-type="float" office:value="10340599" calcext:value-type="float">
            <text:p>10340599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3" calcext:value-type="float">
            <text:p>241443633</text:p>
          </table:table-cell>
          <table:table-cell office:value-type="float" office:value="10340600" calcext:value-type="float">
            <text:p>10340600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4" calcext:value-type="float">
            <text:p>241443634</text:p>
          </table:table-cell>
          <table:table-cell office:value-type="float" office:value="10340601" calcext:value-type="float">
            <text:p>1034060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5" calcext:value-type="float">
            <text:p>241443635</text:p>
          </table:table-cell>
          <table:table-cell office:value-type="float" office:value="10340602" calcext:value-type="float">
            <text:p>1034060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6" calcext:value-type="float">
            <text:p>241443636</text:p>
          </table:table-cell>
          <table:table-cell office:value-type="float" office:value="10340603" calcext:value-type="float">
            <text:p>1034060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7" calcext:value-type="float">
            <text:p>241443637</text:p>
          </table:table-cell>
          <table:table-cell office:value-type="float" office:value="10340604" calcext:value-type="float">
            <text:p>1034060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8" calcext:value-type="float">
            <text:p>241443638</text:p>
          </table:table-cell>
          <table:table-cell office:value-type="float" office:value="10340605" calcext:value-type="float">
            <text:p>1034060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9" calcext:value-type="float">
            <text:p>241443639</text:p>
          </table:table-cell>
          <table:table-cell office:value-type="float" office:value="10340606" calcext:value-type="float">
            <text:p>1034060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0" calcext:value-type="float">
            <text:p>241443640</text:p>
          </table:table-cell>
          <table:table-cell office:value-type="float" office:value="10340607" calcext:value-type="float">
            <text:p>1034060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1" calcext:value-type="float">
            <text:p>241443641</text:p>
          </table:table-cell>
          <table:table-cell office:value-type="float" office:value="10340608" calcext:value-type="float">
            <text:p>1034060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2" calcext:value-type="float">
            <text:p>241443642</text:p>
          </table:table-cell>
          <table:table-cell office:value-type="float" office:value="10340609" calcext:value-type="float">
            <text:p>10340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6:36:22.890750621</meta:creation-date>
    <dc:date>2015-04-10T18:17:38.821952761</dc:date>
    <meta:editing-duration>PT1H38M56S</meta:editing-duration>
    <meta:editing-cycles>13</meta:editing-cycles>
    <meta:generator>LibreOffice/4.2.7.2$Linux_X86_64 LibreOffice_project/420m0$Build-2</meta:generator>
    <meta:document-statistic meta:table-count="1" meta:cell-count="180" meta:object-count="0"/>
  </office:meta>
</office:document-meta>
</file>